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3.5in" style:rel-column-width="32767*"/>
    </style:style>
    <style:style style:name="Table1.B" style:family="table-column">
      <style:table-column-properties style:column-width="3.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margin-left="0.0102in" fo:margin-right="0in" fo:text-indent="0in" style:auto-text-indent="false"/>
      <style:text-properties style:font-name="Albany AMT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10pt" fo:font-weight="normal" style:font-size-asian="10pt" style:font-weight-asian="normal" style:font-size-complex="10pt"/>
    </style:style>
    <style:style style:name="P4" style:family="paragraph" style:parent-style-name="H1">
      <style:paragraph-properties fo:margin-left="0in" fo:margin-right="0in" fo:text-indent="0in" style:auto-text-indent="false"/>
    </style:style>
    <style:style style:name="P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H1">
      <style:text-properties fo:font-size="14pt" fo:font-weight="bold" style:font-size-asian="14pt" style:font-size-complex="14pt"/>
    </style:style>
    <style:style style:name="P7" style:family="paragraph" style:parent-style-name="Standard" style:list-style-name="List_20_1"/>
    <style:style style:name="P8" style:family="paragraph" style:parent-style-name="Standard" style:list-style-name="List_20_1">
      <style:text-properties style:font-name="Albany AMT"/>
    </style:style>
    <style:style style:name="P9" style:family="paragraph" style:parent-style-name="Standard" style:list-style-name="List_20_1">
      <style:text-properties fo:font-weight="normal" style:font-weight-asian="normal" style:font-weight-complex="normal"/>
    </style:style>
    <style:style style:name="P10" style:family="paragraph" style:parent-style-name="Standard" style:list-style-name="List_20_1">
      <style:text-properties fo:font-size="10pt" fo:font-weight="normal" style:font-size-asian="10pt" style:font-weight-asian="normal" style:font-size-complex="10pt"/>
    </style:style>
    <style:style style:name="P11" style:family="paragraph" style:parent-style-name="H2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normal" style:font-size-asian="10pt" style:font-weight-asian="normal" style:font-size-complex="10pt"/>
    </style:style>
    <style:style style:name="T5" style:family="text">
      <style:text-properties fo:font-size="14pt" fo:font-weight="bold" style:font-size-asian="14pt" style:font-size-complex="14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itle">Thomas Ingram</text:p>
            </table:table-cell>
            <table:table-cell table:style-name="Table1.A1" office:value-type="string">
              <text:p text:style-name="Default_20_Alt">Apex, NC 27502</text:p>
              <text:p text:style-name="Default_20_Alt">rg+hireme@ravinggenius.com</text:p>
              <text:p text:style-name="Default_20_Alt">m: 919 449.6305</text:p>
            </table:table-cell>
          </table:table-row>
        </table:table-header-rows>
      </table:table>
      <text:p text:style-name="P6">Professional Summary</text:p>
      <text:list xml:id="list97195835" text:style-name="List_20_1">
        <text:list-item>
          <text:p text:style-name="P8">Self-taught programmer with strong desire to learn</text:p>
        </text:list-item>
        <text:list-item>
          <text:p text:style-name="P8">Webmaster for many sites (some built from scratch and some CMS-based)</text:p>
        </text:list-item>
        <text:list-item>
          <text:p text:style-name="P8">Strong sense of object-oriented programming</text:p>
        </text:list-item>
        <text:list-item>
          <text:p text:style-name="P8">MVC (Rails, Sinatra, Merb, ASP.NET MVC)</text:p>
        </text:list-item>
        <text:list-item>
          <text:p text:style-name="P8">GNU|Linux evangelist and Open Source advocate</text:p>
        </text:list-item>
        <text:list-item>
          <text:p text:style-name="P8">Well-developed analytical skills</text:p>
        </text:list-item>
        <text:list-item>
          <text:p text:style-name="P8">Have worked with large datasets (1.5M to 2M records)</text:p>
        </text:list-item>
        <text:list-item>
          <text:p text:style-name="P8">Attend trade meetings and conferences regularly</text:p>
        </text:list-item>
        <text:list-item>
          <text:p text:style-name="P8">Have configured systems and networks professionally and personally</text:p>
        </text:list-item>
        <text:list-item>
          <text:p text:style-name="P8">Technical advisor to several people</text:p>
        </text:list-item>
      </text:list>
      <text:p text:style-name="P1"/>
      <text:p text:style-name="H1">Technical<text:span text:style-name="T5"> Summary</text:span></text:p>
      <text:p text:style-name="Standard"><text:span text:style-name="T2">Languages:</text:span> HTML (4, 5), CSS (2, 2.1, 3), Ruby (1.8, 1.9), JavaScript | JSON, PHP (4, 5), C# (2, 3), VB (2, 3), ASP.NET (2, 3, 3.5), XML, ColdFusion, Flex | AS3, VBA</text:p>
      <text:p text:style-name="Standard"/>
      <text:p text:style-name="Standard"><text:span text:style-name="T2">Databases:</text:span> SQLite, MySQL, MSSQL</text:p>
      <text:p text:style-name="Standard"/>
      <text:p text:style-name="Standard"><text:span text:style-name="T2">Code Samples:</text:span> http://github.com/ravinggenius</text:p>
      <text:p text:style-name="Standard"/>
      <text:p text:style-name="Standard"><text:span text:style-name="T2">Other:</text:span> git, SVN, REST, text editor, VIM, Regular Expressions, Visual Studio (2005, 2008), Drupal (4.7, 5, 6), SharePoint 2007, Joomla! (1.1, 1.5)</text:p>
      <text:p text:style-name="Standard"/>
      <text:p text:style-name="Standard"><text:span text:style-name="T2">Future Interests:</text:span> Agile, TDD, LISP, C++, NoSQL (especially MongoDB), Pair Programming, PostgreSQL, Graphic Design, Java (maybe), The Next Big Thing</text:p>
      <text:p text:style-name="P1"/>
      <text:p text:style-name="P4">Professional Experience</text:p>
      <text:p text:style-name="H2">яandomByDesign; Freelancer | Owner; Apex, NC; 03/2008 - present</text:p>
      <text:list xml:id="list213808454" text:continue-numbering="true" text:style-name="List_20_1">
        <text:list-item>
          <text:p text:style-name="P7">Created a church <text:span text:style-name="T2">CMS</text:span>-backed website for a friend <text:span text:style-name="T2">Drupal, PHP, MySQL</text:span></text:p>
        </text:list-item>
        <text:list-item>
          <text:p text:style-name="P9">Hand-crafted several websites for friends and family <text:span text:style-name="T2">Ruby, Sinatra, HTML, CSS, JavaScript</text:span></text:p>
        </text:list-item>
      </text:list>
      <text:p text:style-name="Standard"/>
      <text:p text:style-name="H2">CISYS | Life Sciences; Web Developer; <text:span text:style-name="T3">N Raleigh, NC; 10/2007 - 03/2010</text:span></text:p>
      <text:list xml:id="list2132219721" text:continue-numbering="true" text:style-name="List_20_1">
        <text:list-item>
          <text:p text:style-name="P7">Built a <text:span text:style-name="T2">SharePoint</text:span>-backed IRB system from scratch with custom secure login <text:span text:style-name="T2">C#, HTML, CSS, JavaScript</text:span></text:p>
          <text:list>
            <text:list-item>
              <text:p text:style-name="P7">Built a flexible <text:span text:style-name="T2">ORM</text:span><text:span text:style-name="T6"> for interacting with SharePoint’s database (inspired by </text:span><text:span text:style-name="T2">Ruby</text:span><text:span text:style-name="T6">’s </text:span><text:span text:style-name="T2">DataMapper</text:span><text:span text:style-name="T6">)</text:span></text:p>
            </text:list-item>
            <text:list-item>
              <text:p text:style-name="P7">Created many helper classes, including an <text:span text:style-name="T2">HTML</text:span>-generation library</text:p>
            </text:list-item>
          </text:list>
        </text:list-item>
        <text:list-item>
          <text:p text:style-name="P7">Created several websites, primarily using <text:span text:style-name="T2">ASP.NET</text:span> technologies, including CISYS’. <text:span text:style-name="T2">HTML, CSS, JavaScript, AJAX, C#, VB.NET, PHP</text:span></text:p>
        </text:list-item>
        <text:list-item>
          <text:p text:style-name="P10">Advocated improved development methodologies, such as test-driven development</text:p>
        </text:list-item>
        <text:list-item>
          <text:p text:style-name="P7"><text:span text:style-name="T4">Contracted with partner/vendor, Presentation Strategies</text:span></text:p>
          <text:list>
            <text:list-item>
              <text:p text:style-name="P7"><text:span text:style-name="T4">Supported existing reporting projects </text:span><text:span text:style-name="T3">MSSQL, XML, VBA</text:span></text:p>
            </text:list-item>
            <text:list-item>
              <text:p text:style-name="P7"><text:span text:style-name="T4">Updated and maintained some websites </text:span><text:span text:style-name="T2">PHP, HTML</text:span><text:span text:style-name="T3">, CSS, MSSQL, MySQL</text:span></text:p>
            </text:list-item>
          </text:list>
        </text:list-item>
      </text:list>
      <text:p text:style-name="P5"/>
      <text:p text:style-name="P11">Sir Speedy Cary; Mail Room Supervisor | Web Developer; Cary, NC; 09/2005 - 10/2007</text:p>
      <text:list xml:id="list1585165716" text:continue-numbering="true" text:style-name="List_20_1">
        <text:list-item>
          <text:p text:style-name="P10">Built an online ordering system for our largest client to replace the old one <text:span text:style-name="T2">PHP, HTML, CSS, MySQL</text:span></text:p>
        </text:list-item>
        <text:list-item>
          <text:p text:style-name="P10"><text:soft-page-break/>Address and prepare letters and postcards for bulk mail</text:p>
        </text:list-item>
        <text:list-item>
          <text:p text:style-name="P10">Cut paper, run deliveries, collate, hole punch and make computer recommendations</text:p>
        </text:list-item>
      </text:list>
      <text:p text:style-name="Standard"/>
      <text:p text:style-name="P4">Education</text:p>
      <text:p text:style-name="H2">Sandhills Community College; Pinehurst, NC; 2001 spring</text:p>
      <text:list xml:id="list790082910" text:continue-numbering="true" text:style-name="List_20_1">
        <text:list-item>
          <text:p text:style-name="P7">Accrued some basic credits</text:p>
        </text:list-item>
        <text:list-item>
          <text:p text:style-name="P7">Left after a semester because of finances</text:p>
        </text:list-item>
      </text:list>
      <text:p text:style-name="P2"/>
      <text:p text:style-name="H2">Pensacola Christian College; Pensacola, FL; 2000 spring</text:p>
      <text:list xml:id="list975963464" text:continue-numbering="true" text:style-name="List_20_1">
        <text:list-item>
          <text:p text:style-name="P10">Computer Science major</text:p>
        </text:list-item>
        <text:list-item>
          <text:p text:style-name="P10">Left after a semester because of stringent rules</text:p>
        </text:list-item>
      </text:list>
      <text:p text:style-name="P3"/>
      <text:p text:style-name="H2">Calvary Christian School; Southern Pines, NC; 1995 - 1999</text:p>
      <text:list xml:id="list357886329" text:continue-numbering="true" text:style-name="List_20_1">
        <text:list-item>
          <text:p text:style-name="P7">Chose electives that focused on Math, Physics and Logic</text:p>
        </text:list-item>
      </text:list>
      <text:p text:style-name="Standard"/>
      <text:p text:style-name="H1">Certifications</text:p>
      <text:list xml:id="list2173391782" text:continue-numbering="true" text:style-name="List_20_1">
        <text:list-item>
          <text:p text:style-name="P7">Computer Troubleshooting; Wake Technical Community College; 2006</text:p>
        </text:list-item>
        <text:list-item>
          <text:p text:style-name="P7">MySQL; Wake Technical Community College; 200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lr-tb"/>
      <style:text-properties fo:color="#000000" style:font-name="Thorndale AMT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02in" fo:margin-right="0in" fo:margin-top="0in" fo:margin-bottom="0in" fo:text-indent="0in" style:auto-text-indent="false">
        <style:tab-stops/>
      </style:paragraph-properties>
      <style:text-properties style:font-name="Albany AMT" fo:font-size="10pt" fo:font-weight="norm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1" style:family="paragraph" style:parent-style-name="Standard" style:class="text" style:master-page-name="">
      <style:paragraph-properties fo:margin-left="0.0102in" fo:margin-right="0in" fo:margin-top="0.1575in" fo:margin-bottom="0.0783in" fo:text-align="start" style:justify-single-word="false" fo:text-indent="0in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auto-update="true" style:class="text" style:master-page-name="">
      <style:paragraph-properties fo:margin-top="0.0398in" fo:margin-bottom="0.0783in" fo:text-align="start" style:justify-single-word="false" style:page-number="auto"/>
      <style:text-properties fo:font-size="10pt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fo:font-size="2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2_20_Alt" style:display-name="H2 Alt" style:family="paragraph" style:parent-style-name="H2" style:auto-update="true">
      <style:paragraph-properties fo:text-align="end" style:justify-single-word="false"/>
    </style:style>
    <style:style style:name="Default_20_Alt" style:display-name="Default Alt" style:family="paragraph" style:parent-style-name="Standard" style:auto-update="true">
      <style:paragraph-properties fo:text-align="end" style:justify-single-word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Thomas Ingram</meta:initial-creator>
    <meta:creation-date>2007-05-22T21:52:06</meta:creation-date>
    <dc:creator>Thomas Ingram</dc:creator>
    <dc:date>2010-03-31T20:27:21</dc:date>
    <dc:language>en-US</dc:language>
    <meta:editing-cycles>227</meta:editing-cycles>
    <meta:editing-duration>PT77H01M35S</meta:editing-duration>
    <meta:document-statistic meta:table-count="1" meta:image-count="0" meta:object-count="0" meta:page-count="2" meta:paragraph-count="50" meta:word-count="440" meta:character-count="2899"/>
    <meta:user-defined meta:name="Info 1"/>
    <meta:user-defined meta:name="Info 2"/>
    <meta:user-defined meta:name="Info 3"/>
    <meta:user-defined meta:name="Info 4"/>
  </office:meta>
</office:document-meta>
</file>